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Arimo" officeooo:rsid="00155beb" officeooo:paragraph-rsid="00155beb"/>
    </style:style>
    <style:style style:name="P2" style:family="paragraph" style:parent-style-name="Standard">
      <style:paragraph-properties fo:margin-top="0.101cm" fo:margin-bottom="0.101cm" loext:contextual-spacing="false"/>
      <style:text-properties style:font-name="Arimo" officeooo:rsid="00166e0d" officeooo:paragraph-rsid="00166e0d"/>
    </style:style>
    <style:style style:name="P3" style:family="paragraph" style:parent-style-name="Standard">
      <style:paragraph-properties fo:margin-top="0.101cm" fo:margin-bottom="0.101cm" loext:contextual-spacing="false"/>
      <style:text-properties style:font-name="Arimo" officeooo:rsid="00197e6e" officeooo:paragraph-rsid="00197e6e"/>
    </style:style>
    <style:style style:name="P4" style:family="paragraph" style:parent-style-name="Standard">
      <style:paragraph-properties fo:margin-top="0.101cm" fo:margin-bottom="0.101cm" loext:contextual-spacing="false"/>
      <style:text-properties style:font-name="Arimo" officeooo:rsid="001b3ea9" officeooo:paragraph-rsid="001b3ea9"/>
    </style:style>
    <style:style style:name="P5" style:family="paragraph" style:parent-style-name="Standard">
      <style:paragraph-properties fo:margin-top="0.101cm" fo:margin-bottom="0.101cm" loext:contextual-spacing="false"/>
      <style:text-properties style:font-name="Arimo" officeooo:rsid="001c1a79" officeooo:paragraph-rsid="001c1a79"/>
    </style:style>
    <style:style style:name="T1" style:family="text">
      <style:text-properties officeooo:rsid="00166e0d"/>
    </style:style>
    <style:style style:name="T2" style:family="text">
      <style:text-properties officeooo:rsid="001be96d"/>
    </style:style>
    <style:style style:name="T3" style:family="text">
      <style:text-properties officeooo:rsid="001cc94a"/>
    </style:style>
    <style:style style:name="T4" style:family="text">
      <style:text-properties officeooo:rsid="001e75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estro proceso para realizar la aplicación de registro de usuario. Fue investigando quién es nuestro cliente, y nuestros usuarios.</text:p>
      <text:p text:style-name="P1">Nuestro cliente es iF Blanco, y para conocer más las necesidades de ellos se entrevistó a la administradora que es Pilar Pardo. Ella nos contó sobre lo que deseaba ver en el registro de los visitantes que ingresan a iF. <text:span text:style-name="T1">También entrevistamos a la recepcionistas de iF y el portero, recepcionista de Mustakis, al encargado de la cafetería.</text:span></text:p>
      <text:p text:style-name="P2">Para ver los insight de las entrevistas e investigación pueden ingresar a la carpeta UX en donde encontrarán <text:s/>documentos, videos y fotografías.</text:p>
      <text:p text:style-name="P2"/>
      <text:p text:style-name="P4">Nos enfocamos en 2 usuarios para el desarrollo de la aplicación:</text:p>
      <text:p text:style-name="P4">El u<text:span text:style-name="T2">suario administrador, y usuario visitante.</text:span></text:p>
      <text:p text:style-name="P3">De acuerdo a las entrevistas que realizamos al usuario administrador en este caso Pilar, principalmente deseaba saber quienes de los que ingresaban a Laboratoria eran clientes que podían arrendar espacios u oficinas en iF. Tener más datos de ellos, ya sea el correo personal para poder ofrecer sus servicios. Las estadísticas que cuantas personas visitaron iF, de que comunas vienen, de qué empresa son, etc.</text:p>
      <text:p text:style-name="P3"/>
      <text:p text:style-name="P4">El usuario visitante es el que principalmente <text:span text:style-name="T2">usará la aplicación y se registrará a través de un ipad o tablet. </text:span></text:p>
      <text:p text:style-name="P5">Para ir analizando y viendo el proceso de lo que quería el usuario ver en el registro y que no le parecía. Realizamos test de usabilidad con el prototipo de alta fidelidad realizado en proto.io. La razón por la que usamos proto.io es que la interacción y las funciones son mas reales, <text:span text:style-name="T4">como si </text:span>estuviera hecho en código.</text:p>
      <text:p text:style-name="P5">Para ver los video<text:span text:style-name="T4">s</text:span> de los test realizados con usuarios pueden <text:span text:style-name="T3">hacer link aquí</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6:01:57.308333681</meta:creation-date>
    <dc:date>2018-07-31T17:11:24.439376474</dc:date>
    <meta:editing-duration>PT46M42S</meta:editing-duration>
    <meta:editing-cycles>6</meta:editing-cycles>
    <meta:generator>LibreOffice/5.4.6.2$Linux_X86_64 LibreOffice_project/40m0$Build-2</meta:generator>
    <meta:document-statistic meta:table-count="0" meta:image-count="0" meta:object-count="0" meta:page-count="1" meta:paragraph-count="9" meta:word-count="273" meta:character-count="1639" meta:non-whitespace-character-count="1373"/>
  </office:meta>
</office:document-meta>
</file>